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599cm"/>
    </style:style>
    <style:style style:name="Table1.B" style:family="table-column">
      <style:table-column-properties style:column-width="8.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964e7" officeooo:paragraph-rsid="002964e7"/>
    </style:style>
    <style:style style:name="P2" style:family="paragraph" style:parent-style-name="Table_20_Contents">
      <style:text-properties officeooo:rsid="002964e7" officeooo:paragraph-rsid="002a3edd"/>
    </style:style>
    <style:style style:name="P3" style:family="paragraph" style:parent-style-name="Table_20_Contents">
      <style:text-properties officeooo:rsid="002a3edd" officeooo:paragraph-rsid="002a3edd"/>
    </style:style>
    <style:style style:name="P4" style:family="paragraph" style:parent-style-name="Text_20_body">
      <style:text-properties officeooo:rsid="00210041" officeooo:paragraph-rsid="002b9afc"/>
    </style:style>
    <style:style style:name="P5" style:family="paragraph" style:parent-style-name="Text_20_body">
      <style:text-properties officeooo:rsid="002a3edd" officeooo:paragraph-rsid="002b9afc"/>
    </style:style>
    <style:style style:name="P6" style:family="paragraph" style:parent-style-name="Text_20_body">
      <style:text-properties officeooo:rsid="001ff627" officeooo:paragraph-rsid="001ff627"/>
    </style:style>
    <style:style style:name="P7" style:family="paragraph" style:parent-style-name="Text_20_body">
      <style:text-properties officeooo:rsid="00345949" officeooo:paragraph-rsid="00345949"/>
    </style:style>
    <style:style style:name="P8" style:family="paragraph" style:parent-style-name="Text_20_body">
      <style:text-properties officeooo:rsid="00355902" officeooo:paragraph-rsid="00355902"/>
    </style:style>
    <style:style style:name="P9" style:family="paragraph" style:parent-style-name="Text_20_body">
      <style:text-properties officeooo:rsid="00366f3d" officeooo:paragraph-rsid="00366f3d"/>
    </style:style>
    <style:style style:name="P10" style:family="paragraph" style:parent-style-name="Text_20_body">
      <style:text-properties officeooo:rsid="003842ad" officeooo:paragraph-rsid="003842ad"/>
    </style:style>
    <style:style style:name="P11" style:family="paragraph" style:parent-style-name="Heading_20_2">
      <style:text-properties officeooo:rsid="001ff627" officeooo:paragraph-rsid="001ff627"/>
    </style:style>
    <style:style style:name="P12" style:family="paragraph" style:parent-style-name="Heading_20_2">
      <style:text-properties officeooo:rsid="002b9afc" officeooo:paragraph-rsid="002b9afc"/>
    </style:style>
    <style:style style:name="P13" style:family="paragraph" style:parent-style-name="Heading_20_3">
      <style:text-properties officeooo:rsid="00366f3d" officeooo:paragraph-rsid="00366f3d"/>
    </style:style>
    <style:style style:name="P14" style:family="paragraph" style:parent-style-name="Text">
      <style:text-properties fo:font-style="normal" officeooo:rsid="00300067" officeooo:paragraph-rsid="00300067" style:font-style-asian="normal" style:font-style-complex="normal"/>
    </style:style>
    <style:style style:name="P15" style:family="paragraph" style:parent-style-name="Text">
      <style:text-properties fo:font-style="normal" officeooo:rsid="00329727" officeooo:paragraph-rsid="00329727" style:font-style-asian="normal" style:font-style-complex="normal"/>
    </style:style>
    <style:style style:name="T1" style:family="text">
      <style:text-properties officeooo:rsid="0022b040"/>
    </style:style>
    <style:style style:name="T2" style:family="text">
      <style:text-properties officeooo:rsid="002a3edd"/>
    </style:style>
    <style:style style:name="T3" style:family="text">
      <style:text-properties officeooo:rsid="00210041"/>
    </style:style>
    <style:style style:name="T4" style:family="text">
      <style:text-properties officeooo:rsid="002b9afc"/>
    </style:style>
    <style:style style:name="T5" style:family="text">
      <style:text-properties officeooo:rsid="003559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S2001 week 5 practical: Finite state machines </text:h>
      <text:h text:style-name="P11" text:outline-level="2">Design</text:h>
      <text:p text:style-name="P4"><text:s/>I will keep <text:span text:style-name="T1">a linked of valid inputs to check for bad inputs, and for bad descriptions and a linked list of states in order to initially construct the FSM. I am using a linked list because I do not know at runtime how big the set of valid states or inputs is going to be and so it is simplest to add to them as I go along.</text:span></text:p>
      <text:p text:style-name="P6">To represent a finite state machine(FSM) in code, I plan to use a two-dimensional array[x][y] to contain hashtables. The size of <text:s/>dimension [x] will correspond to the number of states there are in the FSM. The second dimension will be 2. This is because each state should have 2 hashtables, one that maps inputs to outputs, and another that maps an input to a state change.</text:p>
      <text:p text:style-name="P5"><text:span text:style-name="T3">I am using a hashtable as it makes sense that inputs are treated as keys that map to either an output value or output state. </text:span>Another reason I am choosing this method is because it allows me to easily check for bad descriptions. By iterating though each of the hashtables and checking that using each of the <text:span text:style-name="T4">valid inputs doesn’t return null I can detect when there has been a bad description.</text:span></text:p>
      <text:p text:style-name="Table">Figure 1. A representation in memory of my <text:span text:style-name="T2">array of hashtables</text:span>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Hashtable for f(x) while in state 1 <text:s text:c="6"/><text:span text:style-name="T2">[0][0]</text:span></text:p>
          </table:table-cell>
          <table:table-cell table:style-name="Table1.B1" office:value-type="string">
            <text:p text:style-name="P3">Hashtable for g(x) while in state 1 <text:s text:c="12"/>[0][1]</text:p>
          </table:table-cell>
        </table:table-row>
        <table:table-row>
          <table:table-cell table:style-name="Table1.A2" office:value-type="string">
            <text:p text:style-name="P2">Hashtable for f(x) while in state <text:span text:style-name="T2">2</text:span> <text:s text:c="6"/><text:span text:style-name="T2">[1][0]</text:span></text:p>
          </table:table-cell>
          <table:table-cell table:style-name="Table1.B2" office:value-type="string">
            <text:p text:style-name="P3">Hashtable for g(x) while in state 2 <text:s text:c="12"/>[1][1]</text:p>
          </table:table-cell>
        </table:table-row>
        <table:table-row>
          <table:table-cell table:style-name="Table1.A2" office:value-type="string">
            <text:p text:style-name="P2">Hashtable for f(x) while in state <text:span text:style-name="T2">3</text:span> <text:s text:c="6"/><text:span text:style-name="T2">[2][0]</text:span></text:p>
          </table:table-cell>
          <table:table-cell table:style-name="Table1.B2" office:value-type="string">
            <text:p text:style-name="P3">Hashtable for g(x) while in state 3 <text:s text:c="12"/>[2][1]</text:p>
          </table:table-cell>
        </table:table-row>
      </table:table>
      <text:p text:style-name="Text">f(x) = the mapping of input to output, g(x) <text:span text:style-name="T2">=</text:span> the mapping of input to next state.</text:p>
      <text:p text:style-name="P14">Currently, the first index value is one less than the state it corresponds to. This means that at points in the program I have had to -1 from the next state indicated by the program. This is not ideal as if I come back to the program later or someone else has to work on the program it can be very unclear and difficult to change all the -1s around the program. I considered making the size of the hashtable array 1 bigger than necessary and simply leaving index [0][x] empty but ultimately decided not to to save on memory, and instead heavily commented the relevant sections.</text:p>
      <text:p text:style-name="P15">I also considered using an two nested hashmaps. The outer hashmap would take a state name as a key and return another Hashmap. This inner Hashmap would take an input as a key and return either an output or the next state depending on which of the two nested Hashmaps was being called. This method would have the benefit that I wouldn’t have to do any complicated manipulations of indices of two-dimensional arrays, and allow me to take state names that are not only numbers. I decided in the end to use hashtables as the complexity is similar and in the basic specification all the states are going to have number identifiers.</text:p>
      <text:h text:style-name="P13" text:outline-level="3">Extensions</text:h>
      <text:p text:style-name="P9">As a result of using strings in my hashtable array and using a scanner to read the FSM, my current work can already print strings longer than a single character. It can do this because the scanner.next method returns everything up until the next delimiter.</text:p>
      <text:p text:style-name="P9"><text:soft-page-break/>I also made my program able to add inputs that weren’t included in the FSM description. I did this by taking the set of valid inputs and iterating through the hashtable, putting in an empty string when a particular input returned a null value.</text:p>
      <text:p text:style-name="P10">I added a function that checks that the given FSM is deterministic i.e. that a state and input don’t map to more than one next state.</text:p>
      <text:h text:style-name="P12" text:outline-level="2">Testing</text:h>
      <text:p text:style-name="P7">To test the program I made several stacscheck tests that have stored in the /tests folder. <text:span text:style-name="T5">I covered basic normal cases such as FSM comprised of a single line and FSM of many more lines. I also ensured that they could take input such as letters or numbers, and also output letters and numbers. </text:span></text:p>
      <text:p text:style-name="P8">I added a method that checks whether a provided FSM is deterministic.</text:p>
      <text:p text:style-name="P8"/>
      <text:h text:style-name="Heading_20_2" text:outline-level="2">Conclusion</text:h>
      <text:p text:style-name="P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6:46:28.973000000</meta:creation-date>
    <dc:date>2018-10-15T21:00:15.509839563</dc:date>
    <meta:editing-duration>PT43M44S</meta:editing-duration>
    <meta:editing-cycles>5</meta:editing-cycles>
    <meta:generator>LibreOffice/5.3.6.1$Linux_X86_64 LibreOffice_project/30$Build-1</meta:generator>
    <meta:document-statistic meta:table-count="1" meta:image-count="0" meta:object-count="0" meta:page-count="2" meta:paragraph-count="23" meta:word-count="694" meta:character-count="3815" meta:non-whitespace-character-count="3086"/>
  </office:meta>
</office:document-meta>
</file>